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2206" officeooo:paragraph-rsid="00072206"/>
    </style:style>
    <style:style style:name="P2" style:family="paragraph" style:parent-style-name="Standard" style:list-style-name="L1">
      <style:text-properties officeooo:rsid="00072206" officeooo:paragraph-rsid="00072206"/>
    </style:style>
    <style:style style:name="P3" style:family="paragraph" style:parent-style-name="Standard" style:list-style-name="L2">
      <style:text-properties officeooo:rsid="00072206" officeooo:paragraph-rsid="00072206"/>
    </style:style>
    <style:style style:name="P4" style:family="paragraph" style:parent-style-name="Standard" style:list-style-name="L1">
      <style:text-properties officeooo:paragraph-rsid="00072206"/>
    </style:style>
    <style:style style:name="P5" style:family="paragraph" style:parent-style-name="Standard">
      <style:text-properties officeooo:rsid="0008665c" officeooo:paragraph-rsid="0008665c"/>
    </style:style>
    <style:style style:name="T1" style:family="text">
      <style:text-properties officeooo:rsid="0007220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under bruges m012 som eksempel:</text:p>
      <text:p text:style-name="P1"/>
      <text:p text:style-name="P1">For de fleste målere er vi kun interesseret i deres tællerstand; først og fremmest total, men også gerne for hver af faserne. </text:p>
      <text:p text:style-name="P1"/>
      <text:p text:style-name="P1">InfluxDB tænker i enheder, dvs kWh (og ikke E) eller W (og ikke P). Så vidt jeg har forstået da. Hvis man bruger enheder, så får man også evt præfix med, og så falder man ikke så let i fælden, når én måler rapporterer i kWh og en anden måler rapporterer i MWh. </text:p>
      <text:p text:style-name="P1"/>
      <text:p text:style-name="P1">Mit bedste bud indtil videre, og uden nogen åbenlyse kritikpunkter:</text:p>
      <text:list xml:id="list34236129" text:style-name="L1">
        <text:list-item>
          <text:p text:style-name="P4"><text:span text:style-name="T1">m012.W for effekt</text:span></text:p>
        </text:list-item>
        <text:list-item>
          <text:p text:style-name="P2">m012.kWh for tællerstand / akkumuleret forbrug</text:p>
        </text:list-item>
      </text:list>
      <text:p text:style-name="P1"/>
      <text:p text:style-name="P1">Men så, hvis en måler er trefaset, og man ønsker effekt eller forbrug for fase 3</text:p>
      <text:list xml:id="list3078777880" text:style-name="L2">
        <text:list-item>
          <text:p text:style-name="P3">m012.L3.W</text:p>
        </text:list-item>
        <text:list-item>
          <text:p text:style-name="P3">m012.L3.kWh</text:p>
        </text:list-item>
      </text:list>
      <text:p text:style-name="P1"/>
      <text:p text:style-name="P5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8:11:21.009761440</meta:creation-date>
    <dc:date>2022-12-18T11:52:06.604960034</dc:date>
    <meta:editing-duration>PT19M3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21" meta:character-count="655" meta:non-whitespace-character-count="545"/>
  </office:meta>
</office:document-meta>
</file>